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language="ru" fo:country="RU"/>
    </style:style>
    <style:style style:name="P2" style:family="paragraph" style:parent-style-name="Text_20_body" style:list-style-name="L8">
      <style:text-properties fo:language="ru" fo:country="RU"/>
    </style:style>
    <style:style style:name="P3" style:family="paragraph" style:parent-style-name="Text_20_body" style:list-style-name="L9">
      <style:text-properties fo:language="ru" fo:country="RU"/>
    </style:style>
    <style:style style:name="P4" style:family="paragraph" style:parent-style-name="Text_20_body" style:list-style-name="L10">
      <style:text-properties fo:language="ru" fo:country="RU"/>
    </style:style>
    <style:style style:name="P5" style:family="paragraph" style:parent-style-name="Text_20_body" style:list-style-name="L2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9"/>
    <style:style style:name="T1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Роли на выступлении</text:h>
      <text:list xml:id="list8749775458406052371" text:style-name="L2">
        <text:list-item>
          <text:p text:style-name="P5">Рядовой участник</text:p>
        </text:list-item>
        <text:list-item>
          <text:p text:style-name="P5">Организатор</text:p>
        </text:list-item>
        <text:list-item>
          <text:p text:style-name="P5">Встречающий</text:p>
        </text:list-item>
        <text:list-item>
          <text:p text:style-name="P5">Регистратор</text:p>
        </text:list-item>
        <text:list-item>
          <text:p text:style-name="P5">Старший регистратор</text:p>
        </text:list-item>
        <text:list-item>
          <text:p text:style-name="P5">Спикер</text:p>
        </text:list-item>
        <text:list-item>
          <text:p text:style-name="P5">Ассистент спикера</text:p>
        </text:list-item>
        <text:list-item>
          <text:p text:style-name="P5">Президиум</text:p>
        </text:list-item>
      </text:list>
      <text:h text:style-name="Heading_20_2" text:outline-level="2">Рядовой участник</text:h>
      <text:list xml:id="list5759075611198583134" text:style-name="L6">
        <text:list-item>
          <text:p text:style-name="P6">Вовремя появиться на мероприятии</text:p>
        </text:list-item>
        <text:list-item>
          <text:p text:style-name="P6">Активно участвовать в ходе мероприятия</text:p>
        </text:list-item>
      </text:list>
      <text:h text:style-name="Heading_20_2" text:outline-level="2">Организатор</text:h>
      <text:list xml:id="list3141852453830826402" text:style-name="L7">
        <text:list-item>
          <text:p text:style-name="P7">Убедиться, что участники мероприятия знают о месте и времени проведения и имеют на руках программу и тезисы.</text:p>
        </text:list-item>
        <text:list-item>
          <text:p text:style-name="P7">Убедиться, что объект готов к проведению мероприятия</text:p>
        </text:list-item>
        <text:list-item>
          <text:p text:style-name="P7">Начать мероприятие строго во время, определенное регламентом.</text:p>
        </text:list-item>
        <text:list-item>
          <text:p text:style-name="P7">Четко сформулировать в начале тему мероприятия секции; объявлять докладчиков и тему каждого выступления.</text:p>
        </text:list-item>
        <text:list-item>
          <text:p text:style-name="P7">Поддерживать дискуссию в рамках вопросов, поднятых в докладах, не позволять участникам дискуссии и тем, кто задает вопросы, уходить слишком далеко в сторону от темы.</text:p>
        </text:list-item>
        <text:list-item>
          <text:p text:style-name="P7">Следить за соблюдением регламента, тактично ограничивать слишком говорливых участников дискуссии и докладчиков. В частности, необходимо предупреждать докладчиков за 1-2 минуты до окончания отведенного им времени.</text:p>
        </text:list-item>
        <text:list-item>
          <text:p text:style-name="P7">Поддерживать и провоцировать дискуссию, обращая внимание на те элементы докладов и выступлений, которые могут вызвать возражения. Фиксировать для себя наиболее интересные дискуссионные вопросы, возможные выводы и рекомендации по обсуждаемым темам и по организации конференции.</text:p>
        </text:list-item>
        <text:list-item>
          <text:p text:style-name="P7">В конце мероприятия организатору целесообразно выступить с кратким резюме по итогам мероприятия (не более 5 минут), в котором необходимо: </text:p>
          <text:list>
            <text:list-item>
              <text:p text:style-name="P7">отметить общий успех (или неуспех); </text:p>
            </text:list-item>
            <text:list-item>
              <text:p text:style-name="P7">напомнить участникам наиболее острые дискуссионные вопросы и подходы к их решению, высказанные на мероприятии; </text:p>
            </text:list-item>
            <text:list-item>
              <text:p text:style-name="P7">внести предложения по дальнейшему изучению данной проблематики, которые вытекали из обсуждения на мероприятии </text:p>
            </text:list-item>
          </text:list>
        </text:list-item>
      </text:list>
      <text:h text:style-name="Heading_20_2" text:outline-level="2"><text:soft-page-break/>Встречающий</text:h>
      <text:list xml:id="list5460831696411727797" text:style-name="L8">
        <text:list-item>
          <text:p text:style-name="P2">Должны стоять у входа и встречать приходящих участников</text:p>
        </text:list-item>
        <text:list-item>
          <text:p text:style-name="P2">Быть максимально вежливыми, тактичными, учтивыми, дружелюбными</text:p>
        </text:list-item>
        <text:list-item>
          <text:p text:style-name="P2">Первыми отвечать на вопросы, которых участник ещё не задал, но задаст</text:p>
        </text:list-item>
        <text:list-item>
          <text:p text:style-name="P2">Рассказать где всё находится (уборная в том числе)</text:p>
        </text:list-item>
        <text:list-item>
          <text:p text:style-name="P2">Проводить участника к стойке регистрации</text:p>
        </text:list-item>
      </text:list>
      <text:h text:style-name="Heading_20_2" text:outline-level="2">Регистратор</text:h>
      <text:list xml:id="list5461409167249130981" text:style-name="L9">
        <text:list-item>
          <text:p text:style-name="P8">Проводит процесс регистрации по чек-листу</text:p>
        </text:list-item>
        <text:list-item>
          <text:p text:style-name="P8">Поддерживает за столом идеальный порядок</text:p>
        </text:list-item>
        <text:list-item>
          <text:p text:style-name="P8">Во время регистрации за столом стоит, садится только после начала мероприятия</text:p>
        </text:list-item>
        <text:list-item>
          <text:p text:style-name="P8">В случае внештатной ситуации провожает участника столу старшего регистратора </text:p>
        </text:list-item>
      </text:list>
      <text:h text:style-name="P1" text:outline-level="2">Старший регистратор</text:h>
      <text:list xml:id="list41371404" text:continue-numbering="true" text:style-name="L9">
        <text:list-item>
          <text:p text:style-name="P8">Поддерживает за столом идеальный порядок</text:p>
        </text:list-item>
        <text:list-item>
          <text:p text:style-name="P3">Во время регистрации за столом стоит, садится только после начала мероприятия</text:p>
        </text:list-item>
        <text:list-item>
          <text:p text:style-name="P3">В случае внештатной ситуации принимает участника от регистратора</text:p>
        </text:list-item>
      </text:list>
      <text:h text:style-name="P1" text:outline-level="2">Спикер</text:h>
      <text:list xml:id="list41379253" text:continue-numbering="true" text:style-name="L9">
        <text:list-item>
          <text:p text:style-name="P3">Проводит презентацию</text:p>
        </text:list-item>
        <text:list-item>
          <text:p text:style-name="P3">Увлекает слушателей</text:p>
        </text:list-item>
      </text:list>
      <text:h text:style-name="P1" text:outline-level="2">Ассистент спикера</text:h>
      <text:list xml:id="list41376607" text:continue-numbering="true" text:style-name="L9">
        <text:list-item>
          <text:p text:style-name="P3">Необязательный элемент мероприятия</text:p>
        </text:list-item>
        <text:list-item>
          <text:p text:style-name="P3">Помогает проводить презентацию (переключает слайды и тд.)</text:p>
        </text:list-item>
      </text:list>
      <text:h text:style-name="P1" text:outline-level="2">Президиум</text:h>
      <text:list xml:id="list4970206243025730617" text:style-name="L10">
        <text:list-item>
          <text:p text:style-name="P4">Почётные гости на мероприятии</text:p>
        </text:list-item>
      </text:list>
      <text:list xml:id="list41374814" text:continue-list="list41376607" text:style-name="L9">
        <text:list-item>
          <text:p text:style-name="P3">Слушают выступления спикеров и производят их оценку</text:p>
        </text:list-item>
        <text:list-item>
          <text:p text:style-name="P3">Дают оценку мероприяти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Огородников</meta:initial-creator>
    <meta:creation-date>2020-04-14T21:11:07.79</meta:creation-date>
    <dc:date>2020-04-14T21:15:18.87</dc:date>
    <dc:creator>Николай Огородников</dc:creator>
    <meta:editing-duration>PT3M44S</meta:editing-duration>
    <meta:editing-cycles>1</meta:editing-cycles>
    <meta:generator>OpenOffice/4.1.7$Win32 OpenOffice.org_project/417m1$Build-9800</meta:generator>
    <meta:document-statistic meta:table-count="0" meta:image-count="0" meta:object-count="0" meta:page-count="2" meta:paragraph-count="49" meta:word-count="372" meta:character-count="2635"/>
  </office:meta>
</office:document-meta>
</file>